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b2c5" officeooo:paragraph-rsid="001fb2c5"/>
    </style:style>
    <style:style style:name="P2" style:family="paragraph" style:parent-style-name="Standard" style:list-style-name="L1">
      <style:text-properties officeooo:paragraph-rsid="001fb2c5"/>
    </style:style>
    <style:style style:name="P3" style:family="paragraph" style:parent-style-name="Standard" style:list-style-name="L1">
      <style:text-properties officeooo:rsid="001fb2c5" officeooo:paragraph-rsid="001fb2c5"/>
    </style:style>
    <style:style style:name="P4" style:family="paragraph" style:parent-style-name="Standard">
      <style:text-properties officeooo:rsid="001fb2c5" officeooo:paragraph-rsid="001fb2c5"/>
    </style:style>
    <style:style style:name="P5" style:family="paragraph" style:parent-style-name="Standard" style:list-style-name="L1">
      <style:text-properties officeooo:rsid="0020bedc" officeooo:paragraph-rsid="0020bedc"/>
    </style:style>
    <style:style style:name="P6" style:family="paragraph" style:parent-style-name="Standard" style:list-style-name="L1">
      <style:text-properties officeooo:rsid="0021e03d" officeooo:paragraph-rsid="0022afa5"/>
    </style:style>
    <style:style style:name="P7" style:family="paragraph" style:parent-style-name="Standard">
      <style:text-properties style:text-underline-style="solid" style:text-underline-width="auto" style:text-underline-color="font-color" officeooo:rsid="002264a2" officeooo:paragraph-rsid="002264a2"/>
    </style:style>
    <style:style style:name="P8" style:family="paragraph" style:parent-style-name="Standard">
      <style:text-properties style:text-underline-style="solid" style:text-underline-width="auto" style:text-underline-color="font-color" officeooo:rsid="0022afa5" officeooo:paragraph-rsid="0022afa5"/>
    </style:style>
    <style:style style:name="P9" style:family="paragraph" style:parent-style-name="Standard" style:list-style-name="L1">
      <style:text-properties officeooo:rsid="0022afa5" officeooo:paragraph-rsid="0022afa5"/>
    </style:style>
    <style:style style:name="P10" style:family="paragraph" style:parent-style-name="Standard" style:list-style-name="L1">
      <style:text-properties officeooo:rsid="00244b9f" officeooo:paragraph-rsid="00244b9f"/>
    </style:style>
    <style:style style:name="T1" style:family="text">
      <style:text-properties officeooo:rsid="001fb2c5"/>
    </style:style>
    <style:style style:name="T2" style:family="text">
      <style:text-properties officeooo:rsid="0020bedc"/>
    </style:style>
    <style:style style:name="T3" style:family="text">
      <style:text-properties officeooo:rsid="0021e03d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style:text-underline-style="none" fo:font-weight="bold" officeooo:rsid="0022afa5" style:font-weight-asian="bold" style:font-weight-complex="bold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text-underline-style="none" fo:font-weight="normal" officeooo:rsid="0022afa5" style:font-weight-asian="normal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2afa5" style:font-weight-asian="normal" style:font-weight-complex="normal"/>
    </style:style>
    <style:style style:name="T11" style:family="text">
      <style:text-properties officeooo:rsid="0022afa5"/>
    </style:style>
    <style:style style:name="T12" style:family="text">
      <style:text-properties officeooo:rsid="00244b9f"/>
    </style:style>
    <style:style style:name="T13" style:family="text">
      <style:text-properties officeooo:rsid="002532ab"/>
    </style:style>
    <style:style style:name="T14" style:family="text">
      <style:text-properties officeooo:rsid="0026bc4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ystème par journées de deux demi-journées (8h et 12h) où l’équipe peut choisir entre « voyager », « farmer » et « s’installer » et une fin de journée (16h) où l’équipe ne peut choisir qu’entre « farmer » et « s’installer ».</text:p>
      <text:p text:style-name="P1"/>
      <text:p text:style-name="P7">Voyager :<text:span text:style-name="T4"> choisir une direction et un sens vers où partir sur la carte depuis le point de position de l’équipe. Puis lancer plusieurs fois le dé à la fin du parcours pour les conditions météorologiques et environnementales aléatoires du climat d’arrivée. Enfin, lancer le dé 20 des Traqueurs.</text:span></text:p>
      <text:p text:style-name="P7"/>
      <text:p text:style-name="P7">Étudier :<text:span text:style-name="T4"> l’équipe effectue des recherches aux alentours de la position actuelle. Elle récolte des données selon les manuels que l’équipe a à sa disposition et elle relance les dés pour trouver faune, flore et structures typiques du climat environnant avec </text:span><text:span text:style-name="T5">chances doublées</text:span><text:span text:style-name="T7"> mais </text:span><text:span text:style-name="T5">elle relance un dé 20 des Traqueurs !</text:span><text:span text:style-name="T7"> </text:span></text:p>
      <text:p text:style-name="P7"/>
      <text:p text:style-name="P7">Farmer :<text:span text:style-name="T4"> </text:span><text:span text:style-name="T6">ne peut se faire sans étudier le terrain au préalable !</text:span><text:span text:style-name="T8"> L’équipe prend son temps de remplir ses réserves en terme de nourriture et de ressources premières. De plus, l’équipe relance les dés pour trouver structures typiques du climat</text:span></text:p>
      <text:p text:style-name="P7"><text:span text:style-name="T8"/></text:p>
      <text:p text:style-name="P8"><text:span text:style-name="T10">S’</text:span><text:span text:style-name="T9">installer :</text:span><text:span text:style-name="T7"> l’équipe renonce au voyage et débloque la phase de construction. Consomme une demi-journée.</text:span></text:p>
      <text:p text:style-name="P1"/>
      <text:p text:style-name="P1">Introduction du jeu : Ville</text:p>
      <text:p text:style-name="P1">Chacun choisit son outil/arme/équipement de départ parmi :</text:p>
      <text:list xml:id="list163161215" text:style-name="L1">
        <text:list-item>
          <text:p text:style-name="P2"><text:span text:style-name="T1">Lance </text:span><text:span text:style-name="T2">de silex</text:span><text:span text:style-name="T1"> : permet de chasser des bêtes fortement corpulentes et peu rapides</text:span></text:p>
        </text:list-item>
        <text:list-item>
          <text:p text:style-name="P3">Ar<text:span text:style-name="T2">balète silencieuse</text:span> : permet de chasser des bêtes classiques (faon, chevreuil, lapin, …)</text:p>
        </text:list-item>
        <text:list-item>
          <text:p text:style-name="P5">Fusil : permet de chasser des bêtes mais augmente les chances d’attirer des Traqueurs</text:p>
        </text:list-item>
        <text:list-item>
          <text:p text:style-name="P3">Manuel des baies : permet d’identifier la comestibilité d’une baie</text:p>
        </text:list-item>
        <text:list-item>
          <text:p text:style-name="P3">Manuel des plantes : permet d’identifier une plante médicinale ou alimentaire</text:p>
        </text:list-item>
        <text:list-item>
          <text:p text:style-name="P3">Manuel des parties d’une viande : permet de distinguer le comestible du non-comestible dans une viande fraîche</text:p>
        </text:list-item>
        <text:list-item>
          <text:p text:style-name="P3">Manuel du feu : permet de faire un feu de camp n’importe où <text:span text:style-name="T3">(hors M3, G, Dh </text:span><text:span text:style-name="T13">et L</text:span><text:span text:style-name="T3">)</text:span></text:p>
        </text:list-item>
        <text:list-item>
          <text:p text:style-name="P6">Manuel de manufacture : permet de manufacturer de l’équipement de base (<text:span text:style-name="T11">détails cachés)</text:span></text:p>
        </text:list-item>
        <text:list-item>
          <text:p text:style-name="P6"><text:span text:style-name="T1">Grimoire de sorts : permet d’apprendre un sort et de se défendre contre les Traqueurs </text:span><text:span text:style-name="T12">(tardivement) </text:span><text:span text:style-name="T13">(détails cachés)</text:span></text:p>
        </text:list-item>
        <text:list-item>
          <text:p text:style-name="P3">Manuel d<text:span text:style-name="T14">e la mer</text:span> : permet d’identifier une espèce marine comestible <text:span text:style-name="T14">(poisson, cétacé, crustacé, ...)</text:span></text:p>
        </text:list-item>
        <text:list-item>
          <text:p text:style-name="P3">Canne à pêche classique : permet de pêcher en bord de lac, de <text:span text:style-name="T2">mer et de fleuve.</text:span></text:p>
        </text:list-item>
        <text:list-item>
          <text:p text:style-name="P5">Set de rames</text:p>
        </text:list-item>
        <text:list-item>
          <text:p text:style-name="P5">Scaphandre autonome : permet de nager sous un lac et sous un fleuve.</text:p>
        </text:list-item>
        <text:list-item>
          <text:p text:style-name="P9">Set de bivouacs : permet à l’équipe de dormir n’importe où.</text:p>
        </text:list-item>
        <text:list-item>
          <text:p text:style-name="P10">Mini-moulin à tan : permet de tanner du cuir de peau de vache, de caprins, de cervidés et de porcins <text:span text:style-name="T13">pour confectionner des protections/vêtements de base.</text:span></text:p>
        </text:list-item>
        <text:list-item>
          <text:p text:style-name="P10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4T15:22:54.702487677</meta:creation-date>
    <dc:date>2022-03-14T17:06:48.547296905</dc:date>
    <meta:editing-duration>PT11M10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3" meta:word-count="443" meta:character-count="2544" meta:non-whitespace-character-count="2138"/>
  </office:meta>
</office:document-meta>
</file>